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March 1, 2022 (03:10: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20:10:57Z</meta:creation-date>
    <dc:date>2022-03-01T20:10:57Z</dc:date>
    <meta:user-defined meta:name="date" meta:value-type="string">March   1, 2022 (03:10: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